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port MY_USER="alexander"</text:p>
      <text:p text:style-name="Standard">export MY_PASSWORD="123456"</text:p>
      <text:p text:style-name="Standard">echo $MY_USER</text:p>
      <text:p text:style-name="Standard">echo $MY_PASSWOR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1:59:28.696271912</meta:creation-date>
    <dc:date>2023-11-06T12:00:28.488147296</dc:date>
    <meta:editing-duration>PT1M</meta:editing-duration>
    <meta:editing-cycles>1</meta:editing-cycles>
    <meta:document-statistic meta:table-count="0" meta:image-count="0" meta:object-count="0" meta:page-count="1" meta:paragraph-count="4" meta:word-count="8" meta:character-count="83" meta:non-whitespace-character-count="79"/>
    <meta:generator>LibreOffice/7.3.7.2$Linux_X86_64 LibreOffice_project/30$Build-2</meta:generator>
  </office:meta>
</office:document-meta>
</file>